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1eea66" officeooo:paragraph-rsid="001eea66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a66" officeooo:paragraph-rsid="001eea66" style:font-weight-asian="normal" style:font-weight-complex="normal"/>
    </style:style>
    <style:style style:name="P3" style:family="paragraph" style:parent-style-name="Standard">
      <style:text-properties style:text-underline-style="none" officeooo:rsid="001eea66" officeooo:paragraph-rsid="001eea66"/>
    </style:style>
    <style:style style:name="P4" style:family="paragraph" style:parent-style-name="Standard">
      <style:text-properties style:text-underline-style="none" fo:font-weight="normal" officeooo:rsid="001eea66" officeooo:paragraph-rsid="001eea66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eea66" officeooo:paragraph-rsid="001eea66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eea66" officeooo:paragraph-rsid="00223589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223589" officeooo:paragraph-rsid="00223589" style:font-weight-asian="bold" style:font-weight-complex="bold"/>
    </style:style>
    <style:style style:name="P8" style:family="paragraph" style:parent-style-name="Table_20_Contents">
      <style:text-properties officeooo:rsid="001eea66" officeooo:paragraph-rsid="001eea66"/>
    </style:style>
    <style:style style:name="P9" style:family="paragraph" style:parent-style-name="Table_20_Contents">
      <style:text-properties officeooo:rsid="00215ae5" officeooo:paragraph-rsid="00215ae5"/>
    </style:style>
    <style:style style:name="P10" style:family="paragraph" style:parent-style-name="Standard">
      <style:text-properties style:text-underline-style="none" fo:font-weight="normal" officeooo:rsid="00223589" officeooo:paragraph-rsid="0022358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74d50" officeooo:paragraph-rsid="00274d50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1eea66" officeooo:paragraph-rsid="002368c7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eea66" officeooo:paragraph-rsid="00242ae2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eea66" officeooo:paragraph-rsid="0026271f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368c7" officeooo:paragraph-rsid="002368c7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42ae2" officeooo:paragraph-rsid="00242ae2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242ae2" officeooo:paragraph-rsid="002a0b7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6271f" officeooo:paragraph-rsid="0026271f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75b1a" officeooo:paragraph-rsid="00275b1a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82d57" officeooo:paragraph-rsid="00282d57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1eea66" officeooo:paragraph-rsid="001eea6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3640" style:font-weight-asian="normal" style:font-weight-complex="normal"/>
    </style:style>
    <style:style style:name="T4" style:family="text">
      <style:text-properties fo:font-weight="normal" officeooo:rsid="00215ae5" style:font-weight-asian="normal" style:font-weight-complex="normal"/>
    </style:style>
    <style:style style:name="T5" style:family="text">
      <style:text-properties fo:font-weight="normal" officeooo:rsid="00223589" style:font-weight-asian="normal" style:font-weight-complex="normal"/>
    </style:style>
    <style:style style:name="T6" style:family="text">
      <style:text-properties fo:font-weight="normal" officeooo:rsid="002368c7" style:font-weight-asian="normal" style:font-weight-complex="normal"/>
    </style:style>
    <style:style style:name="T7" style:family="text">
      <style:text-properties fo:font-weight="normal" officeooo:rsid="00242ae2" style:font-weight-asian="normal" style:font-weight-complex="normal"/>
    </style:style>
    <style:style style:name="T8" style:family="text">
      <style:text-properties fo:font-weight="normal" officeooo:rsid="0026271f" style:font-weight-asian="normal" style:font-weight-complex="normal"/>
    </style:style>
    <style:style style:name="T9" style:family="text">
      <style:text-properties fo:font-weight="normal" officeooo:rsid="00274d50" style:font-weight-asian="normal" style:font-weight-complex="normal"/>
    </style:style>
    <style:style style:name="T10" style:family="text">
      <style:text-properties fo:font-weight="normal" officeooo:rsid="002a0b78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officeooo:rsid="00215ae5"/>
    </style:style>
    <style:style style:name="T14" style:family="text">
      <style:text-properties officeooo:rsid="002235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56"/><text:span text:style-name="T1">CURRICULUM VITAE</text:span></text:p>
      <text:p text:style-name="P3"/>
      <text:p text:style-name="P1"><text:span text:style-name="T12">Contact no:-9925389515 <text:s text:c="27"/>Email:</text:span><text:a xlink:type="simple" xlink:href="mailto:-sahodiyavishal@gmail.com"><text:span text:style-name="T11">-sahodiyavishal@gmail.com</text:span></text:a></text:p>
      <text:p text:style-name="P4"/>
      <text:p text:style-name="P4">Experience:-1 year <text:span text:style-name="T13">as Magento Developer.</text:span></text:p>
      <text:p text:style-name="P4"/>
      <text:p text:style-name="P4"><text:s/><text:span text:style-name="T11"><text:s text:c="170"/></text:span></text:p>
      <text:p text:style-name="P4"/>
      <text:p text:style-name="P4"/>
      <text:p text:style-name="P3"><text:span text:style-name="T1">Objective <text:s/>: <text:s text:c="3"/></text:span><text:span text:style-name="T2"><text:s text:c="146"/></text:span></text:p>
      <text:p text:style-name="P11"><text:tab/><text:tab/>seeking a position to utilize my skills and abilities in your esteemed organization that <text:s/></text:p>
      <text:p text:style-name="P11">offers security and professional growth while being resourceful,innovative and flexible.</text:p>
      <text:p text:style-name="P2"/>
      <text:p text:style-name="P2"/>
      <text:p text:style-name="P2"/>
      <text:p text:style-name="P5">Personal Skills :</text:p>
      <text:p text:style-name="P5"><text:s text:c="28"/><text:span text:style-name="T2"><text:s text:c="2"/>Comprehensive problem solving abilities,Ability to deal with people diplomatically,willingness to learn,Term facilitator.</text:span></text:p>
      <text:p text:style-name="P5"/>
      <text:p text:style-name="P5"/>
      <text:p text:style-name="P5">Academic Qualification :</text:p>
      <text:p text:style-name="P5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Qualification</text:p>
          </table:table-cell>
          <table:table-cell table:style-name="Table1.A1" office:value-type="string">
            <text:p text:style-name="P8">Discipline</text:p>
          </table:table-cell>
          <table:table-cell table:style-name="Table1.A1" office:value-type="string">
            <text:p text:style-name="P8">School/University</text:p>
          </table:table-cell>
          <table:table-cell table:style-name="Table1.A1" office:value-type="string">
            <text:p text:style-name="P8">Aggregate</text:p>
          </table:table-cell>
          <table:table-cell table:style-name="Table1.E1" office:value-type="string">
            <text:p text:style-name="P8">Year of duration</text:p>
          </table:table-cell>
        </table:table-row>
        <table:table-row>
          <table:table-cell table:style-name="Table1.A2" office:value-type="string">
            <text:p text:style-name="P8">MCA</text:p>
          </table:table-cell>
          <table:table-cell table:style-name="Table1.A2" office:value-type="string">
            <text:p text:style-name="P8">Computer Science</text:p>
          </table:table-cell>
          <table:table-cell table:style-name="Table1.A2" office:value-type="string">
            <text:p text:style-name="P8">Government Mca college maninagar,Ahmedabad.(GTU)</text:p>
          </table:table-cell>
          <table:table-cell table:style-name="Table1.A2" office:value-type="string">
            <text:p text:style-name="P8">6.63 CPI</text:p>
          </table:table-cell>
          <table:table-cell table:style-name="Table1.E2" office:value-type="string">
            <text:p text:style-name="P8">2016</text:p>
          </table:table-cell>
        </table:table-row>
        <table:table-row>
          <table:table-cell table:style-name="Table1.A2" office:value-type="string">
            <text:p text:style-name="P8">BCA</text:p>
          </table:table-cell>
          <table:table-cell table:style-name="Table1.A2" office:value-type="string">
            <text:p text:style-name="P8">Computer Science</text:p>
          </table:table-cell>
          <table:table-cell table:style-name="Table1.A2" office:value-type="string">
            <text:p text:style-name="P8">Swami Vivekanand college of computer science(Bhavnagar University)</text:p>
          </table:table-cell>
          <table:table-cell table:style-name="Table1.A2" office:value-type="string">
            <text:p text:style-name="P8">61.43%</text:p>
          </table:table-cell>
          <table:table-cell table:style-name="Table1.E2" office:value-type="string">
            <text:p text:style-name="P8">2012</text:p>
          </table:table-cell>
        </table:table-row>
        <table:table-row>
          <table:table-cell table:style-name="Table1.A2" office:value-type="string">
            <text:p text:style-name="P8">HSC</text:p>
          </table:table-cell>
          <table:table-cell table:style-name="Table1.A2" office:value-type="string">
            <text:p text:style-name="P9">Commerce</text:p>
          </table:table-cell>
          <table:table-cell table:style-name="Table1.A2" office:value-type="string">
            <text:p text:style-name="P8">Gujarat Board</text:p>
          </table:table-cell>
          <table:table-cell table:style-name="Table1.A2" office:value-type="string">
            <text:p text:style-name="P8">74.71%</text:p>
          </table:table-cell>
          <table:table-cell table:style-name="Table1.E2" office:value-type="string">
            <text:p text:style-name="P8">2009</text:p>
          </table:table-cell>
        </table:table-row>
      </table:table>
      <text:p text:style-name="P5"/>
      <text:p text:style-name="P5">Technical Skill :</text:p>
      <text:p text:style-name="P5"/>
      <text:p text:style-name="P5"><text:s text:c="9"/><text:span text:style-name="T2">Operating System <text:s text:c="3"/>:Windows,Linux.</text:span></text:p>
      <text:p text:style-name="P4"/>
      <text:p text:style-name="P4"><text:s text:c="9"/>Web Tools <text:s text:c="15"/>: HTML,HTML5,CSS,CSS3.</text:p>
      <text:p text:style-name="P4"/>
      <text:p text:style-name="P4"><text:s text:c="9"/>Scripting Language <text:s/>: PHP,Javascript.</text:p>
      <text:p text:style-name="P4"><text:s text:c="9"/></text:p>
      <text:p text:style-name="P5"><text:span text:style-name="T2"><text:s text:c="9"/></text:span><text:span text:style-name="T3">CMS <text:s text:c="24"/>:Ma</text:span><text:span text:style-name="T4">g</text:span><text:span text:style-name="T3">ento.</text:span></text:p>
      <text:p text:style-name="P5"/>
      <text:p text:style-name="P5"/>
      <text:p text:style-name="P6"><text:span text:style-name="T14">Experience </text:span>:</text:p>
      <text:p text:style-name="P6"/>
      <text:p text:style-name="P6"><text:s text:c="3"/><text:span text:style-name="T2"><text:s/></text:span><text:span text:style-name="T5">Company : Tailored Solution Pvt Ltd ,Ahmedabad.</text:span></text:p>
      <text:p text:style-name="P10"/>
      <text:p text:style-name="P10"><text:s text:c="4"/>Designation : Magento Developer.</text:p>
      <text:p text:style-name="P10"><text:soft-page-break/>Duration :Feb 2016.</text:p>
      <text:p text:style-name="P10"><text:s/></text:p>
      <text:p text:style-name="P7"/>
      <text:p text:style-name="P7"/>
      <text:p text:style-name="P6"><text:span text:style-name="T14">Projects </text:span>:</text:p>
      <text:p text:style-name="P6"/>
      <text:p text:style-name="P13"><text:s/><text:span text:style-name="T5">1)Vaktrommet </text:span><text:span text:style-name="T6">(</text:span><text:span text:style-name="T7">https://vaktrommet.no</text:span><text:span text:style-name="T6">)</text:span><text:span text:style-name="T5">:- </text:span></text:p>
      <text:p text:style-name="P12"><text:span text:style-name="T6"><text:s/></text:span></text:p>
      <text:p text:style-name="P12"><text:span text:style-name="T6"><text:s/>Role:- Developer.</text:span></text:p>
      <text:p text:style-name="P12"/>
      <text:p text:style-name="P15"><text:span text:style-name="T2">2)BuzzElectronics(</text:span><text:a xlink:type="simple" xlink:href="https://thebuzzexperience.com/):-"><text:span text:style-name="T2">https://thebuzzexperience.com/):-</text:span></text:a><text:span text:style-name="T2"> </text:span></text:p>
      <text:p text:style-name="P15"/>
      <text:p text:style-name="P13"><text:span text:style-name="T6">Role:- Developer.</text:span></text:p>
      <text:p text:style-name="P16"/>
      <text:p text:style-name="P17"><text:span text:style-name="T2">3)Goystore</text:span><text:span text:style-name="T9">(</text:span><text:span text:style-name="T10">http://istage.website/goystore/</text:span><text:span text:style-name="T9">)</text:span><text:span text:style-name="T2">:-</text:span><text:span text:style-name="T8">This is our runnning project in magento2 we have not uploaded on live this project.</text:span></text:p>
      <text:p text:style-name="P16"/>
      <text:p text:style-name="P14"><text:span text:style-name="T6">Role:- Developer.</text:span></text:p>
      <text:p text:style-name="P16"/>
      <text:p text:style-name="P18"><text:span text:style-name="T2"/></text:p>
      <text:p text:style-name="P18"/>
      <text:p text:style-name="P18"/>
      <text:p text:style-name="P19">Declaration :-</text:p>
      <text:p text:style-name="P19"/>
      <text:p text:style-name="P19"><text:tab/><text:tab/><text:span text:style-name="T2">I here assure that the information furnished above is true to best of my knowledge. If <text:s/>i get opportunity to work in your esteemed organization, i will deliver my duties and responsibilites up to <text:s/>your satisfation.</text:span></text:p>
      <text:p text:style-name="P19"/>
      <text:p text:style-name="P19"/>
      <text:p text:style-name="P20">Place : <text:s text:c="85"/>Signature,</text:p>
      <text:p text:style-name="P20"/>
      <text:p text:style-name="P20">Date :<text:tab/><text:tab/><text:tab/><text:tab/><text:tab/><text:tab/><text:tab/> <text:s text:c="14"/>Vishal Sahodiya.</text:p>
      <text:p text:style-name="P16"><text:span text:style-name="T2"/></text:p>
      <text:p text:style-name="P6"/>
      <text:p text:style-name="P10"/>
      <text:p text:style-name="P4">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9:58:40.356502551</meta:creation-date>
    <dc:date>2017-02-13T19:27:25.497505452</dc:date>
    <meta:editing-duration>PT38M36S</meta:editing-duration>
    <meta:editing-cycles>11</meta:editing-cycles>
    <meta:generator>LibreOffice/4.2.8.2$Linux_X86_64 LibreOffice_project/420m0$Build-2</meta:generator>
    <meta:document-statistic meta:table-count="1" meta:image-count="0" meta:object-count="0" meta:page-count="2" meta:paragraph-count="54" meta:word-count="192" meta:character-count="2177" meta:non-whitespace-character-count="1374"/>
  </office:meta>
</office:document-meta>
</file>